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0c929f" officeooo:paragraph-rsid="000c929f" fo:background-color="transparent" style:font-name-asian="Calibri1" style:font-name-complex="Calibri1"/>
    </style:style>
    <style:style style:name="T1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officeooo:rsid="000c929f"/>
    </style:style>
    <style:style style:name="T3" style:family="text">
      <style:text-properties officeooo:rsid="000decf5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äyttäjä Reetta:</text:p>
      <text:p text:style-name="P1"><draw:frame draw:style-name="fr1" draw:name="1" text:anchor-type="as-char" svg:width="1.0937in" style:rel-width="scale" svg:height="1.5417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33v kiireellinen kotiäiti, 8 lasta ja 3 koiraa ja partypinkki citymaasturi. <text:span text:style-name="T2">Harrastuksena </text:span>Sudokut ja iltasanomat. Perjantai<text:span text:style-name="T2">sin menee</text:span> punaviiniä pullo<text:span text:style-name="T2">llinen</text:span>.</text:p>
      <text:p text:style-name="P2">Reetta haluaa ottaa 5 minuuttia arjesta omaan rentoutumishetkeen.</text:p>
      <text:p text:style-name="P2"/>
      <text:p text:style-name="P2">Mitkä hänen tarpeensa on:</text:p>
      <text:p text:style-name="P2"><text:span text:style-name="T3">Saada edes viisi pientä minuuttia omaa aikaa rentoutua ja unohtaa sinne tänne sinkoilu, hälinä ja huolet.</text:span></text:p>
      <text:p text:style-name="P2">Miksi?</text:p>
      <text:p text:style-name="P2">Koska Kiireellinen kotiäiti, 8 lasta ja 3 koiraa ja citymaasturi. <text:span text:style-name="T2">Arki on hektistä sinne tänne säntäilyä, eikä sellaista kukaan jaksa.</text:span></text:p>
      <text:p text:style-name="P2"/>
      <text:p text:style-name="P2">Käyttötapaus:</text:p>
      <text:p text:style-name="P2">1. Laita lapset tekemään jotain omiaan</text:p>
      <text:p text:style-name="P2">2. Reetta avaa puhelimesta sovelluksen ja laittaa kuulokkeet korviinsa.</text:p>
      <text:p text:style-name="P3">3. Luonnon äänet rentouttavat.</text:p>
      <text:p text:style-name="P2"/>
      <text:p text:style-name="P2">Esiehdot:</text:p>
      <text:p text:style-name="P2">- Pitää olla sovellus asennettuna</text:p>
      <text:p text:style-name="P2">- Pitää olla korvakuulokkeet</text:p>
      <text:p text:style-name="P2">Jälkiehto:</text:p>
      <text:p text:style-name="P2">- Reetta saa rentoutua 5 minuuttia. Jos häiriöitä, aloita alusta.</text:p>
      <text:p text:style-name="P2">Reetta kuuntelee jonkin rauhoiteäänitteistä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06:55:22.831164852</dc:date>
    <meta:editing-duration>PT3M46S</meta:editing-duration>
    <meta:editing-cycles>2</meta:editing-cycles>
    <meta:generator>LibreOffice/7.0.4.2$Linux_X86_64 LibreOffice_project/00$Build-2</meta:generator>
    <meta:document-statistic meta:table-count="0" meta:image-count="0" meta:object-count="1" meta:page-count="1" meta:paragraph-count="18" meta:word-count="115" meta:character-count="848" meta:non-whitespace-character-count="750"/>
  </office:meta>
</office:document-meta>
</file>